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fcd91" officeooo:paragraph-rsid="000fcd91"/>
    </style:style>
    <style:style style:name="T1" style:family="text">
      <style:text-properties officeooo:rsid="000fcd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chnerarchitektur – Praktische Übungen</text:p>
      <text:p text:style-name="Subtitle">Übung 1: Einführung und Systemaufbau</text:p>
      <text:h text:style-name="Heading_20_1" text:outline-level="1">Aufgabe <text:span text:style-name="T1">1.1:</text:span></text:h>
      <text:p text:style-name="P1">a) <text:tab/>Festplatte → SATA</text:p>
      <text:p text:style-name="P1"><text:tab/>Grafikkarte → PCI/PCIe/AGP</text:p>
      <text:p text:style-name="P1"><text:tab/></text:p>
      <text:p text:style-name="P1"><text:tab/>CPU+Northbridge ← Soutbridge ← externe Schnittstellen / SATA</text:p>
      <text:p text:style-name="P1"><text:tab/>CPU+Northbridge ← RAM / Grafikkarte</text:p>
      <text:p text:style-name="P1">b)<text:tab/>Nein, für einen SoC fehlen weitere Komponenten, wie z. B. Netzwerkcontroller (LAN), <text:tab/>Funkmodule (GSM, LTE, WLAN, …) oder Sound-DSP.</text:p>
      <text:p text:style-name="P1"><text:tab/>Eine CPU in heutigen Desktop-Systemen nähert sich aber immer mehr den SoCs an. Vor <text:tab/>allem die Intel Atom Z-Serie wird sowohl in mobilen Geräten, als auch in <text:tab/>Desktop-Systemen verwendet und kann als SoC bezeichne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eiberg</meta:initial-creator>
    <meta:creation-date>2014-04-04T13:29:12.473368589</meta:creation-date>
    <dc:date>2014-04-04T13:37:46.574775431</dc:date>
    <dc:creator>Stefan Weiberg</dc:creator>
    <meta:editing-duration>P0D</meta:editing-duration>
    <meta:editing-cycles>1</meta:editing-cycles>
    <meta:generator>LibreOffice/4.1.3.2$Linux_X86_64 LibreOffice_project/410m0$Build-2</meta:generator>
    <meta:document-statistic meta:table-count="0" meta:image-count="0" meta:object-count="0" meta:page-count="1" meta:paragraph-count="10" meta:word-count="85" meta:character-count="588" meta:non-whitespace-character-count="502"/>
  </office:meta>
</office:document-meta>
</file>